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new.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7543776506669363176" text:style-name="WWNum1">
        <text:list-header>
          <text:p text:style-name="P20">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49547117663" text:continue-numbering="true" text:style-name="WWNum1">
        <text:list-header>
          <text:p text:style-name="P21">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49.407426466</dc:date>
    <meta:generator>LibreOffice/4.2.3.3$Linux_X86_64 LibreOffice_project/420m0$Build-3</meta:generator>
    <meta:editing-duration>P0D</meta:editing-duration>
    <meta:editing-cycles>2</meta:editing-cycles>
    <meta:document-statistic meta:table-count="5" meta:image-count="0" meta:object-count="0" meta:page-count="2" meta:paragraph-count="81" meta:word-count="409" meta:character-count="2488" meta:non-whitespace-character-count="2145"/>
  </office:meta>
</office:document-meta>
</file>